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7D5000001D9371F79E6.png" manifest:media-type=""/>
  <manifest:file-entry manifest:full-path="Pictures/10000201000007D5000001D98F94F35E.png" manifest:media-type=""/>
  <manifest:file-entry manifest:full-path="Pictures/10000201000007D5000001D9B9054042.png" manifest:media-type=""/>
  <manifest:file-entry manifest:full-path="Pictures/10000201000007D5000001D9A2928463.png" manifest:media-type=""/>
  <manifest:file-entry manifest:full-path="Pictures/10000201000007D5000001D9197B92D5.png" manifest:media-type=""/>
  <manifest:file-entry manifest:full-path="Pictures/10000201000007D5000001D9C91AAC02.png" manifest:media-type=""/>
  <manifest:file-entry manifest:full-path="Pictures/10000201000007D5000001D904A748B9.png" manifest:media-type=""/>
  <manifest:file-entry manifest:full-path="Pictures/10000201000007D5000001D9EA6C2D41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4cm" svg:height="5.994cm" svg:x="1.27cm" svg:y="7.798cm">
          <draw:image xlink:href="Pictures/10000201000007D5000001D904A748B9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5.4cm" svg:height="5.994cm" svg:x="1.27cm" svg:y="7.798cm">
          <draw:image xlink:href="Pictures/10000201000007D5000001D9C91AAC02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25.4cm" svg:height="5.994cm" svg:x="1.27cm" svg:y="7.798cm">
          <draw:image xlink:href="Pictures/10000201000007D5000001D9197B92D5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9.05cm" svg:height="4.496cm" svg:x="1cm" svg:y="8.547cm">
          <draw:image xlink:href="Pictures/10000201000007D5000001D9EA6C2D41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12.7cm" svg:height="2.997cm" svg:x="0.6cm" svg:y="9.297cm">
          <draw:image xlink:href="Pictures/10000201000007D5000001D9B9054042.png" xlink:type="simple" xlink:show="embed" xlink:actuate="onLoad">
            <text:p/>
          </draw:image>
        </draw:frame>
        <draw:frame draw:style-name="gr1" draw:text-style-name="P1" draw:layer="layout" svg:width="12.7cm" svg:height="2.997cm" svg:x="14.6cm" svg:y="9.298cm">
          <draw:image xlink:href="Pictures/10000201000007D5000001D9B9054042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12.7cm" svg:height="2.997cm" svg:x="0.7cm" svg:y="9.297cm">
          <draw:image xlink:href="Pictures/10000201000007D5000001D98F94F35E.png" xlink:type="simple" xlink:show="embed" xlink:actuate="onLoad">
            <text:p/>
          </draw:image>
        </draw:frame>
        <draw:frame draw:style-name="gr1" draw:text-style-name="P1" draw:layer="layout" svg:width="12.7cm" svg:height="2.997cm" svg:x="14.64cm" svg:y="9.298cm">
          <draw:image xlink:href="Pictures/10000201000007D5000001D98F94F35E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9.525cm" svg:height="2.235cm" svg:x="0.5cm" svg:y="9.678cm">
          <draw:image xlink:href="Pictures/10000201000007D5000001D9A2928463.png" xlink:type="simple" xlink:show="embed" xlink:actuate="onLoad">
            <text:p/>
          </draw:image>
        </draw:frame>
        <draw:frame draw:style-name="gr1" draw:text-style-name="P1" draw:layer="layout" svg:width="9.525cm" svg:height="2.235cm" svg:x="11.001cm" svg:y="9.678cm">
          <draw:image xlink:href="Pictures/10000201000007D5000001D9A2928463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6.35cm" svg:height="1.499cm" svg:x="0.3cm" svg:y="9.595cm">
          <draw:image xlink:href="Pictures/10000201000007D5000001D9371F79E6.png" xlink:type="simple" xlink:show="embed" xlink:actuate="onLoad">
            <text:p/>
          </draw:image>
        </draw:frame>
        <draw:frame draw:style-name="gr1" draw:text-style-name="P1" draw:layer="layout" svg:width="6.35cm" svg:height="1.499cm" svg:x="21.3cm" svg:y="9.596cm">
          <draw:image xlink:href="Pictures/10000201000007D5000001D9371F79E6.png" xlink:type="simple" xlink:show="embed" xlink:actuate="onLoad">
            <text:p/>
          </draw:image>
        </draw:frame>
        <draw:frame draw:style-name="gr1" draw:text-style-name="P1" draw:layer="layout" svg:width="6.35cm" svg:height="1.499cm" svg:x="14.3cm" svg:y="9.596cm">
          <draw:image xlink:href="Pictures/10000201000007D5000001D9371F79E6.png" xlink:type="simple" xlink:show="embed" xlink:actuate="onLoad">
            <text:p/>
          </draw:image>
        </draw:frame>
        <draw:frame draw:style-name="gr1" draw:text-style-name="P1" draw:layer="layout" svg:width="6.35cm" svg:height="1.499cm" svg:x="7.3cm" svg:y="9.596cm">
          <draw:image xlink:href="Pictures/10000201000007D5000001D9371F79E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52M47S</meta:editing-duration>
    <meta:editing-cycles>6</meta:editing-cycles>
    <meta:generator>LibreOffice/3.6$Linux_x86 LibreOffice_project/360m1$Build-2</meta:generator>
    <dc:date>2013-04-05T12:44:49</dc:date>
    <dc:creator>Blaine Hansen</dc:creator>
    <meta:document-statistic meta:object-count="14"/>
  </office:meta>
</office:document-meta>
</file>